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POSTATES (2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MIGHTY (2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ALMIGHTY (2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response (2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rebuke (2:5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2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APOSTATES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ALMIGHTY (2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ANOINTED (2:7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ADVICE (2:10-1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 </dc:title>
    <meta:initial-creator>David STRICKLAND</meta:initial-creator>
    <dc:creator>David STRICKLAND</dc:creator>
    <meta:creation-date>2020-02-22T17:37:21Z</meta:creation-date>
    <dc:date>2020-02-22T17:37:21Z</dc:date>
    <meta:template xlink:href="BibleStudy" xlink:type="simple"/>
    <meta:editing-cycles>1</meta:editing-cycles>
    <meta:editing-duration>PT0S</meta:editing-duration>
    <meta:document-statistic meta:paragraph-count="11" meta:word-count="53"/>
  </office:meta>
</office:document-meta>
</file>